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position="0% 100%" style:font-name="Liberation Serif1" fo:font-weight="bold" style:font-weight-asian="bold" style:font-weight-complex="bold"/>
    </style:style>
    <style:style style:name="P2" style:family="paragraph" style:parent-style-name="Standard">
      <style:paragraph-properties fo:text-align="center" style:justify-single-word="false"/>
      <style:text-properties style:text-position="0% 100%" style:font-name="Liberation Serif1" fo:font-weight="bold" style:font-weight-asian="bold" style:font-weight-complex="bold"/>
    </style:style>
    <style:style style:name="P3" style:family="paragraph" style:parent-style-name="Standard">
      <style:text-properties style:text-position="0% 100%" style:font-name="Liberation Serif1" fo:font-weight="bold" officeooo:paragraph-rsid="00239720" style:font-weight-asian="bold" style:font-weight-complex="bold"/>
    </style:style>
    <style:style style:name="P4" style:family="paragraph" style:parent-style-name="Standard">
      <style:text-properties style:text-position="0% 100%" style:font-name="Liberation Serif1" fo:font-weight="bold" officeooo:paragraph-rsid="0026239f" style:font-weight-asian="bold" style:font-weight-complex="bold"/>
    </style:style>
    <style:style style:name="P5" style:family="paragraph" style:parent-style-name="Standard">
      <style:text-properties style:text-position="0% 100%" style:font-name="Liberation Serif1" fo:font-weight="bold" officeooo:paragraph-rsid="0027f969" style:font-weight-asian="bold" style:font-weight-complex="bold"/>
    </style:style>
    <style:style style:name="P6" style:family="paragraph" style:parent-style-name="Standard">
      <style:text-properties style:text-position="0% 100%" style:font-name="Liberation Serif1" fo:font-weight="bold" officeooo:paragraph-rsid="00351d62" style:font-weight-asian="bold" style:font-weight-complex="bold"/>
    </style:style>
    <style:style style:name="P7" style:family="paragraph" style:parent-style-name="Standard">
      <style:text-properties style:text-position="0% 100%" style:font-name="Liberation Serif1" fo:font-weight="normal" style:font-weight-asian="normal" style:font-weight-complex="normal"/>
    </style:style>
    <style:style style:name="P8" style:family="paragraph" style:parent-style-name="Standard">
      <style:text-properties style:text-position="0% 100%" style:font-name="Liberation Serif1" fo:font-weight="normal" officeooo:paragraph-rsid="0026239f" style:font-weight-asian="normal" style:font-weight-complex="normal"/>
    </style:style>
    <style:style style:name="P9" style:family="paragraph" style:parent-style-name="Standard">
      <style:text-properties style:text-position="0% 100%" style:font-name="Liberation Serif1" fo:font-weight="normal" officeooo:paragraph-rsid="00351d62" style:font-weight-asian="normal" style:font-weight-complex="normal"/>
    </style:style>
    <style:style style:name="P10" style:family="paragraph" style:parent-style-name="Standard">
      <style:text-properties style:text-position="0% 100%" style:font-name="Liberation Serif1" fo:font-weight="normal" officeooo:paragraph-rsid="00207ab3" style:font-weight-asian="normal" style:font-weight-complex="normal"/>
    </style:style>
    <style:style style:name="P11" style:family="paragraph" style:parent-style-name="Standard">
      <style:text-properties style:text-position="0% 100%" style:font-name="Liberation Serif1" fo:font-weight="normal" officeooo:paragraph-rsid="0027f969" style:font-weight-asian="normal" style:font-weight-complex="normal"/>
    </style:style>
    <style:style style:name="P12" style:family="paragraph" style:parent-style-name="Standard">
      <style:text-properties style:text-position="0% 100%" style:font-name="Liberation Serif1" fo:font-weight="normal" officeooo:rsid="00387576" officeooo:paragraph-rsid="0038757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321969" style:font-weight-asian="bold" style:font-weight-complex="bold"/>
    </style:style>
    <style:style style:name="P15" style:family="paragraph" style:parent-style-name="Standard">
      <style:text-properties fo:font-weight="bold" officeooo:rsid="002fff5c" officeooo:paragraph-rsid="002fff5c" style:font-weight-asian="bold" style:font-weight-complex="bold"/>
    </style:style>
    <style:style style:name="P16" style:family="paragraph" style:parent-style-name="Standard" style:list-style-name="L1">
      <style:text-properties style:text-position="0% 100%" style:font-name="Liberation Serif1" fo:font-weight="normal" officeooo:paragraph-rsid="00239720" style:font-weight-asian="normal" style:font-weight-complex="normal"/>
    </style:style>
    <style:style style:name="P17" style:family="paragraph" style:parent-style-name="Standard" style:list-style-name="L1">
      <style:text-properties style:text-position="0% 100%" style:font-name="Liberation Serif1" fo:font-weight="normal" officeooo:rsid="00244af9" officeooo:paragraph-rsid="00244af9" style:font-weight-asian="normal" style:font-weight-complex="normal"/>
    </style:style>
    <style:style style:name="P18" style:family="paragraph" style:parent-style-name="Standard" style:list-style-name="L4">
      <style:text-properties style:text-position="0% 100%" style:font-name="Liberation Serif1" fo:font-weight="normal" style:font-weight-asian="normal" style:font-weight-complex="normal"/>
    </style:style>
    <style:style style:name="P19" style:family="paragraph" style:parent-style-name="Standard" style:list-style-name="L5">
      <style:text-properties style:text-position="0% 100%" style:font-name="Liberation Serif1" fo:font-weight="normal" style:font-weight-asian="normal" style:font-weight-complex="normal"/>
    </style:style>
    <style:style style:name="P20" style:family="paragraph" style:parent-style-name="Standard" style:list-style-name="L6">
      <style:text-properties style:text-position="0% 100%" style:font-name="Liberation Serif1" fo:font-weight="normal" officeooo:rsid="00351d62" officeooo:paragraph-rsid="00351d62" style:font-weight-asian="normal" style:font-weight-complex="normal"/>
    </style:style>
    <style:style style:name="P21" style:family="paragraph" style:parent-style-name="Standard" style:list-style-name="L6">
      <style:text-properties style:text-position="0% 100%" style:font-name="Liberation Serif1" fo:font-weight="normal" officeooo:paragraph-rsid="00351d62" style:font-weight-asian="normal" style:font-weight-complex="normal"/>
    </style:style>
    <style:style style:name="P22" style:family="paragraph" style:parent-style-name="Standard" style:list-style-name="L7">
      <style:text-properties style:text-position="0% 100%" style:font-name="Liberation Serif1" fo:font-weight="normal" officeooo:paragraph-rsid="0026239f" style:font-weight-asian="normal" style:font-weight-complex="normal"/>
    </style:style>
    <style:style style:name="P23" style:family="paragraph" style:parent-style-name="Standard" style:list-style-name="L7">
      <style:text-properties style:text-position="0% 100%" style:font-name="Liberation Serif1" fo:font-weight="normal" officeooo:rsid="0035fa9a" officeooo:paragraph-rsid="0035fa9a" style:font-weight-asian="normal" style:font-weight-complex="normal"/>
    </style:style>
    <style:style style:name="P24" style:family="paragraph" style:parent-style-name="Standard" style:list-style-name="L9">
      <style:text-properties style:text-position="0% 100%" style:font-name="Liberation Serif1" fo:font-weight="normal" officeooo:rsid="003c51ce" officeooo:paragraph-rsid="003d9837" style:font-weight-asian="normal" style:font-weight-complex="normal"/>
    </style:style>
    <style:style style:name="P25" style:family="paragraph" style:parent-style-name="Standard" style:list-style-name="L9">
      <style:text-properties style:text-position="0% 100%" style:font-name="Liberation Serif1" fo:font-weight="normal" officeooo:rsid="0037def7" officeooo:paragraph-rsid="003d9837" style:font-weight-asian="normal" style:font-weight-complex="normal"/>
    </style:style>
    <style:style style:name="P26" style:family="paragraph" style:parent-style-name="Standard" style:list-style-name="L9">
      <style:text-properties style:text-position="0% 100%" style:font-name="Liberation Serif1" fo:font-weight="normal" officeooo:rsid="0037def7" officeooo:paragraph-rsid="00387576" style:font-weight-asian="normal" style:font-weight-complex="normal"/>
    </style:style>
    <style:style style:name="P27" style:family="paragraph" style:parent-style-name="Standard" style:list-style-name="L9">
      <style:text-properties style:text-position="0% 100%" style:font-name="Liberation Serif1" fo:font-weight="normal" officeooo:rsid="0037def7" officeooo:paragraph-rsid="003b672c" style:font-weight-asian="normal" style:font-weight-complex="normal"/>
    </style:style>
    <style:style style:name="P28" style:family="paragraph" style:parent-style-name="Standard" style:list-style-name="L9">
      <style:text-properties style:text-position="0% 100%" style:font-name="Liberation Serif1" fo:font-weight="normal" officeooo:rsid="00387576" officeooo:paragraph-rsid="003d9837" style:font-weight-asian="normal" style:font-weight-complex="normal"/>
    </style:style>
    <style:style style:name="P29" style:family="paragraph" style:parent-style-name="Standard" style:list-style-name="L9">
      <style:text-properties style:text-position="0% 100%" style:font-name="Liberation Serif1" fo:font-weight="normal" officeooo:rsid="003d7b13" officeooo:paragraph-rsid="003d7b13" style:font-weight-asian="normal" style:font-weight-complex="normal"/>
    </style:style>
    <style:style style:name="P30" style:family="paragraph" style:parent-style-name="Standard" style:list-style-name="L9">
      <style:text-properties style:text-position="0% 100%" style:font-name="Liberation Serif1" fo:font-weight="normal" officeooo:rsid="003dc0ea" officeooo:paragraph-rsid="003dc0ea" style:font-weight-asian="normal" style:font-weight-complex="normal"/>
    </style:style>
    <style:style style:name="P31" style:family="paragraph" style:parent-style-name="Standard" style:list-style-name="L8">
      <style:text-properties style:text-position="0% 100%" style:font-name="Liberation Serif1" fo:font-weight="bold" officeooo:rsid="00387576" officeooo:paragraph-rsid="00387576" style:font-weight-asian="bold" style:font-weight-complex="bold"/>
    </style:style>
    <style:style style:name="P32" style:family="paragraph" style:parent-style-name="Standard" style:list-style-name="L2">
      <style:text-properties fo:font-weight="normal" officeooo:paragraph-rsid="002fff5c" style:font-weight-asian="normal" style:font-weight-complex="normal"/>
    </style:style>
    <style:style style:name="P33" style:family="paragraph" style:parent-style-name="Standard" style:list-style-name="L2">
      <style:text-properties fo:font-weight="normal" officeooo:rsid="00321969" officeooo:paragraph-rsid="00321969" style:font-weight-asian="normal" style:font-weight-complex="normal"/>
    </style:style>
    <style:style style:name="P34" style:family="paragraph" style:parent-style-name="Standard" style:list-style-name="L3">
      <style:text-properties fo:font-weight="normal" officeooo:rsid="002c26d9" officeooo:paragraph-rsid="002c26d9" style:font-weight-asian="normal" style:font-weight-complex="normal"/>
    </style:style>
    <style:style style:name="P35" style:family="paragraph" style:parent-style-name="Standard" style:list-style-name="L3">
      <style:text-properties fo:font-weight="normal" officeooo:rsid="002fff5c" officeooo:paragraph-rsid="002fff5c" style:font-weight-asian="normal" style:font-weight-complex="normal"/>
    </style:style>
    <style:style style:name="P36" style:family="paragraph" style:parent-style-name="Standard" style:list-style-name="L3">
      <style:text-properties fo:font-weight="normal" officeooo:paragraph-rsid="0033c080" style:font-weight-asian="normal" style:font-weight-complex="normal"/>
    </style:style>
    <style:style style:name="P37" style:family="paragraph" style:parent-style-name="Standard" style:list-style-name="L3">
      <style:text-properties fo:font-weight="normal" officeooo:paragraph-rsid="003272ef" style:font-weight-asian="normal" style:font-weight-complex="normal"/>
    </style:style>
    <style:style style:name="P38" style:family="paragraph" style:parent-style-name="Standard" style:list-style-name="L3">
      <style:text-properties fo:font-weight="normal" officeooo:rsid="0033c080" officeooo:paragraph-rsid="0033c080" style:font-weight-asian="normal" style:font-weight-complex="normal"/>
    </style:style>
    <style:style style:name="P39" style:family="paragraph" style:parent-style-name="Standard" style:list-style-name="L3">
      <style:text-properties fo:font-weight="normal" officeooo:rsid="003272ef" officeooo:paragraph-rsid="003272ef" style:font-weight-asian="normal" style:font-weight-complex="normal"/>
    </style:style>
    <style:style style:name="P40" style:family="paragraph" style:parent-style-name="Standard" style:list-style-name="L3">
      <style:text-properties officeooo:paragraph-rsid="00207ab3"/>
    </style:style>
    <style:style style:name="P41" style:family="paragraph" style:parent-style-name="Standard" style:list-style-name="L3">
      <style:text-properties officeooo:paragraph-rsid="002e1804"/>
    </style:style>
    <style:style style:name="P42" style:family="paragraph" style:parent-style-name="Standard" style:list-style-name="L8">
      <style:text-properties officeooo:paragraph-rsid="0027f969"/>
    </style:style>
    <style:style style:name="T1" style:family="text">
      <style:text-properties style:font-name="Liberation Serif1"/>
    </style:style>
    <style:style style:name="T2" style:family="text">
      <style:text-properties style:text-position="super 58%"/>
    </style:style>
    <style:style style:name="T3" style:family="text">
      <style:text-properties style:text-position="super 58%" style:font-name="Liberation Serif1"/>
    </style:style>
    <style:style style:name="T4" style:family="text">
      <style:text-properties fo:font-weight="normal" style:font-weight-asian="normal" style:font-weight-complex="normal"/>
    </style:style>
    <style:style style:name="T5" style:family="text">
      <style:text-properties fo:font-weight="normal" officeooo:rsid="0015da50" style:font-weight-asian="normal" style:font-weight-complex="normal"/>
    </style:style>
    <style:style style:name="T6" style:family="text">
      <style:text-properties fo:font-weight="normal" officeooo:rsid="00176d03" style:font-weight-asian="normal" style:font-weight-complex="normal"/>
    </style:style>
    <style:style style:name="T7" style:family="text">
      <style:text-properties fo:font-weight="normal" officeooo:rsid="0018a162" style:font-weight-asian="normal" style:font-weight-complex="normal"/>
    </style:style>
    <style:style style:name="T8" style:family="text">
      <style:text-properties fo:font-weight="normal" officeooo:rsid="001783f5" style:font-weight-asian="normal" style:font-weight-complex="normal"/>
    </style:style>
    <style:style style:name="T9" style:family="text">
      <style:text-properties fo:font-weight="normal" officeooo:rsid="00244af9" style:font-weight-asian="normal" style:font-weight-complex="normal"/>
    </style:style>
    <style:style style:name="T10" style:family="text">
      <style:text-properties fo:font-weight="normal" officeooo:rsid="002c26d9" style:font-weight-asian="normal" style:font-weight-complex="normal"/>
    </style:style>
    <style:style style:name="T11" style:family="text">
      <style:text-properties fo:font-weight="normal" officeooo:rsid="00348e28" style:font-weight-asian="normal" style:font-weight-complex="normal"/>
    </style:style>
    <style:style style:name="T12" style:family="text">
      <style:text-properties officeooo:rsid="00239720"/>
    </style:style>
    <style:style style:name="T13" style:family="text">
      <style:text-properties officeooo:rsid="00244af9"/>
    </style:style>
    <style:style style:name="T14" style:family="text">
      <style:text-properties officeooo:rsid="00293e77"/>
    </style:style>
    <style:style style:name="T15" style:family="text">
      <style:text-properties officeooo:rsid="002a3cbf"/>
    </style:style>
    <style:style style:name="T16" style:family="text">
      <style:text-properties officeooo:rsid="002c26d9"/>
    </style:style>
    <style:style style:name="T17" style:family="text">
      <style:text-properties officeooo:rsid="002e1804"/>
    </style:style>
    <style:style style:name="T18" style:family="text">
      <style:text-properties officeooo:rsid="002fff5c"/>
    </style:style>
    <style:style style:name="T19" style:family="text">
      <style:text-properties officeooo:rsid="0031ed8a"/>
    </style:style>
    <style:style style:name="T20" style:family="text">
      <style:text-properties officeooo:rsid="00321969"/>
    </style:style>
    <style:style style:name="T21" style:family="text">
      <style:text-properties officeooo:rsid="003272ef"/>
    </style:style>
    <style:style style:name="T22" style:family="text">
      <style:text-properties officeooo:rsid="0033c080"/>
    </style:style>
    <style:style style:name="T23" style:family="text">
      <style:text-properties officeooo:rsid="00351d62"/>
    </style:style>
    <style:style style:name="T24" style:family="text">
      <style:text-properties officeooo:rsid="0035fa9a"/>
    </style:style>
    <style:style style:name="T25" style:family="text">
      <style:text-properties officeooo:rsid="00387576"/>
    </style:style>
    <style:style style:name="T26" style:family="text">
      <style:text-properties style:text-position="0% 100%" style:font-name="Liberation Serif1" fo:font-weight="normal" style:font-weight-asian="normal" style:font-weight-complex="normal"/>
    </style:style>
    <style:style style:name="T27" style:family="text">
      <style:text-properties officeooo:rsid="003a704f"/>
    </style:style>
    <style:style style:name="T28" style:family="text">
      <style:text-properties officeooo:rsid="003b672c"/>
    </style:style>
    <style:style style:name="T29" style:family="text">
      <style:text-properties officeooo:rsid="003c51c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LR(0) and </text:span><text:span text:style-name="T12">S</text:span>LR(<text:span text:style-name="T14">1</text:span>) <text:span text:style-name="T12">parser</text:span></text:p>
      <text:p text:style-name="P1"/>
      <text:p text:style-name="P3"><text:span text:style-name="T13">LR(0) </text:span>Items</text:p>
      <text:list xml:id="list319388379" text:style-name="L1">
        <text:list-item>
          <text:p text:style-name="P16">Items are notational entities used to denote the current state of parsing <text:span text:style-name="T15">w.r.t a </text:span><text:span text:style-name="T19">particular </text:span><text:span text:style-name="T15">handle or a reduction.</text:span></text:p>
        </text:list-item>
        <text:list-item>
          <text:p text:style-name="P16">Thus the reduction T → (E) has the following items.</text:p>
          <text:list>
            <text:list-item>
              <text:p text:style-name="P16">T → .(E)</text:p>
            </text:list-item>
            <text:list-item>
              <text:p text:style-name="P16">T → (.E)</text:p>
            </text:list-item>
            <text:list-item>
              <text:p text:style-name="P16">T → (E.)</text:p>
            </text:list-item>
            <text:list-item>
              <text:p text:style-name="P16">T → (E).</text:p>
            </text:list-item>
          </text:list>
        </text:list-item>
        <text:list-item>
          <text:p text:style-name="P16">Note that '.' is the notational separator. The symbols to the left of '.' indicate the symbols seen thus far and the symbols on the right indicate the symbols expected which would enable reducing the RHS of the reduction to the LHS</text:p>
        </text:list-item>
        <text:list-item>
          <text:p text:style-name="P17"><text:span text:style-name="T19">The 0 of the </text:span>LR(0) items <text:span text:style-name="T19">indicates that</text:span> <text:span text:style-name="T19">the items</text:span> specify what symbols is expected next without the help of a lookahead.</text:p>
        </text:list-item>
      </text:list>
      <text:p text:style-name="P13"/>
      <text:p text:style-name="P15">Canonical LR(0) collection</text:p>
      <text:list xml:id="list229655480" text:style-name="L2">
        <text:list-item>
          <text:p text:style-name="P32"><text:span text:style-name="T18">Is a set of LR(0) items which together represent all the possible states of parsing </text:span><text:span text:style-name="T19">on the input of a symbol from the input string </text:span><text:span text:style-name="T18">w.r.t. the </text:span><text:span text:style-name="T19">respective</text:span><text:span text:style-name="T18"> handles </text:span><text:span text:style-name="T19">of each item.</text:span></text:p>
        </text:list-item>
        <text:list-item>
          <text:p text:style-name="P33">All such possible collections form the states of the LR(0) automaton.</text:p>
        </text:list-item>
      </text:list>
      <text:p text:style-name="P14"/>
      <text:p text:style-name="P13"><text:bookmark text:name="LR(0) automaton"/>LR(0) automaton</text:p>
      <text:list xml:id="list229762118" text:style-name="L3">
        <text:list-item>
          <text:p text:style-name="P34">The purpose of the LR(0) automaton is to guide the parsing by indicating the valid shift and reduce moves for any possible input.</text:p>
          <text:list>
            <text:list-item>
              <text:p text:style-name="P35">Each state of the automaton represent a canonical LR(0) collection.</text:p>
            </text:list-item>
            <text:list-item>
              <text:p text:style-name="P36"><text:span text:style-name="T20">It indicates a valid shift move </text:span><text:span text:style-name="T22">on the input of a symbol, 'a', </text:span><text:span text:style-name="T20">by a transition between </text:span></text:p>
              <text:list>
                <text:list-item>
                  <text:p text:style-name="P38">The LR(0) canonical collection representing the current parsing state and</text:p>
                </text:list-item>
                <text:list-item>
                  <text:p text:style-name="P36"><text:span text:style-name="T22">The </text:span><text:span text:style-name="T20">LR(0) canonical collection </text:span><text:span text:style-name="T22">representing the next appropriate parsing state on input of 'a'</text:span></text:p>
                </text:list-item>
              </text:list>
            </text:list-item>
            <text:list-item>
              <text:p text:style-name="P39">A reduce move is indicated in a collection by it having an item which indicates that all the expected symbols have been seen.</text:p>
            </text:list-item>
          </text:list>
        </text:list-item>
        <text:list-item>
          <text:p text:style-name="P37"><text:span text:style-name="T21">A</text:span><text:span text:style-name="T16">ll possible paths through states of a LR(0) automaton essentially list out all possible viable prefixes of </text:span><text:span text:style-name="T22">the </text:span><text:span text:style-name="T18">handles </text:span><text:span text:style-name="T22">of the input string.</text:span></text:p>
        </text:list-item>
        <text:list-item>
          <text:p text:style-name="P39">The valid shift moves cause the extension of viable prefixes until at a handle is recognized and a reduce move is done.</text:p>
        </text:list-item>
        <text:list-item>
          <text:p text:style-name="P40"><text:span text:style-name="T9">Thus, </text:span><text:span text:style-name="T10">the </text:span><text:span text:style-name="T4">LR(0) automaton for a grammar characterizes the string of grammar symbols that can appear on the stack of a shift-reduce parser.</text:span></text:p>
        </text:list-item>
        <text:list-item>
          <text:p text:style-name="P41"><text:span text:style-name="T11">From the implementation perspective t</text:span><text:span text:style-name="T5">he </text:span><text:span text:style-name="T8">LR</text:span><text:span text:style-name="T11">(0)</text:span><text:span text:style-name="T8"> </text:span><text:span text:style-name="T5">automaton </text:span><text:span text:style-name="T8">recognizes handles</text:span><text:span text:style-name="T5"> by </text:span><text:span text:style-name="T6">ensuring that </text:span><text:span text:style-name="T7">t</text:span><text:span text:style-name="T6">he top of the stack of a shift-reduce parser </text:span><text:span text:style-name="T8">c</text:span><text:span text:style-name="T7">ontains only viable prefixes.</text:span></text:p>
        </text:list-item>
      </text:list>
      <text:p text:style-name="P10"/>
      <text:p text:style-name="P6">Constructing an NFA which accepts valid prefixes</text:p>
      <text:list xml:id="list652656012" text:style-name="L4">
        <text:list-item>
          <text:p text:style-name="P18">Add a dummy production S' → S to G</text:p>
        </text:list-item>
        <text:list-item>
          <text:p text:style-name="P18">The NFA states are the items G including the just added extra production.</text:p>
        </text:list-item>
        <text:list-item>
          <text:p text:style-name="P18">For each item item E → <text:span text:style-name="T1">α</text:span>.X<text:span text:style-name="T1">β</text:span> add transition </text:p>
          <text:list>
            <text:list-header>
              <text:p text:style-name="P18"><text:span text:style-name="T1"><draw:frame draw:style-name="fr1" draw:name="Object1" text:anchor-type="as-char" svg:y="-0.1484in" svg:width="0.7201in" svg:height="0.1839in" draw:z-index="0"><draw:object xlink:href="./Object 1" xlink:type="simple" xlink:show="embed" xlink:actuate="onLoad"/><draw:image xlink:href="./ObjectReplacements/Object 1" xlink:type="simple" xlink:show="embed" xlink:actuate="onLoad"/></draw:frame></text:span> →<text:span text:style-name="T2">X</text:span> <text:span text:style-name="T1"><draw:frame draw:style-name="fr1" draw:name="Object2" text:anchor-type="as-char" svg:y="-0.1484in" svg:width="0.722in" svg:height="0.1846in" draw:z-index="1"><draw:object xlink:href="./Object 2" xlink:type="simple" xlink:show="embed" xlink:actuate="onLoad"/><draw:image xlink:href="./ObjectReplacements/Object 2" xlink:type="simple" xlink:show="embed" xlink:actuate="onLoad"/><svg:desc>formula</svg:desc></draw:frame></text:span></text:p>
              <text:p text:style-name="P18">This transition in the NFA says that a shift move is valid if the top of the stack is α and the next input symbol is X.</text:p>
            </text:list-header>
          </text:list>
        </text:list-item>
        <text:list-item>
          <text:p text:style-name="P18">For each item item E → α.Xβ and the production X → γ add the transition</text:p>
          <text:list>
            <text:list-header>
              <text:p text:style-name="P18"><text:span text:style-name="T1"><draw:frame draw:style-name="fr1" draw:name="Object3" text:anchor-type="as-char" svg:y="-0.1484in" svg:width="0.7201in" svg:height="0.1839in" draw:z-index="2"><draw:object xlink:href="./Object 3" xlink:type="simple" xlink:show="embed" xlink:actuate="onLoad"/><draw:image xlink:href="./ObjectReplacements/Object 3" xlink:type="simple" xlink:show="embed" xlink:actuate="onLoad"/><svg:desc>formula</svg:desc></draw:frame></text:span><text:span text:style-name="T1"> →</text:span><text:span text:style-name="T3">ε</text:span><text:span text:style-name="T1"> </text:span><text:span text:style-name="T1"><draw:frame draw:style-name="fr1" draw:name="Object4" text:anchor-type="as-char" svg:y="-0.1484in" svg:width="0.5508in" svg:height="0.1846in" draw:z-index="3"><draw:object xlink:href="./Object 4" xlink:type="simple" xlink:show="embed" xlink:actuate="onLoad"/><draw:image xlink:href="./ObjectReplacements/Object 4" xlink:type="simple" xlink:show="embed" xlink:actuate="onLoad"/><svg:desc>formula</svg:desc></draw:frame></text:span></text:p>
              <text:p text:style-name="P18">This transition allows parsing of those input symbols(γ in this case) which later reduce to <text:soft-page-break/>X when expecting X</text:p>
            </text:list-header>
          </text:list>
        </text:list-item>
        <text:list-item>
          <text:p text:style-name="P18">All of the states are accepting states indicating that any transition indicates a valid shift or reduce move</text:p>
        </text:list-item>
        <text:list-item>
          <text:p text:style-name="P18">Start state is S' → .S</text:p>
        </text:list-item>
      </text:list>
      <text:p text:style-name="P1"/>
      <text:p text:style-name="P1">Constructing a DFA<text:span text:style-name="T23">(the LR(0) automaton)</text:span> which accepts valid prefixes</text:p>
      <text:list xml:id="list1715141394" text:style-name="L5">
        <text:list-item>
          <text:p text:style-name="P19">The above NFA can be converted into a DFA or a DFA can be constructed intuitively as follows.</text:p>
        </text:list-item>
        <text:list-item>
          <text:p text:style-name="P19">Each state is reflective of items <draw:frame draw:style-name="fr1" draw:name="Object5" text:anchor-type="as-char" svg:y="-0.1484in" svg:width="0.7201in" svg:height="0.1839in" draw:z-index="4"><draw:object xlink:href="./Object 5" xlink:type="simple" xlink:show="embed" xlink:actuate="onLoad"/><draw:image xlink:href="./ObjectReplacements/Object 5" xlink:type="simple" xlink:show="embed" xlink:actuate="onLoad"/></draw:frame><text:span text:style-name="T1">and naturally of </text:span><text:span text:style-name="T1"><draw:frame draw:style-name="fr1" draw:name="Object6" text:anchor-type="as-char" svg:y="-0.1484in" svg:width="0.5508in" svg:height="0.1846in" draw:z-index="5"><draw:object xlink:href="./Object 6" xlink:type="simple" xlink:show="embed" xlink:actuate="onLoad"/><draw:image xlink:href="./ObjectReplacements/Object 6" xlink:type="simple" xlink:show="embed" xlink:actuate="onLoad"/><svg:desc>formula</svg:desc></draw:frame></text:span><text:span text:style-name="T1">for each production <text:s/>X → γ.</text:span></text:p>
        </text:list-item>
        <text:list-item>
          <text:p text:style-name="P19">The <text:s/>start state is the item containing the extra start production.</text:p>
        </text:list-item>
        <text:list-item>
          <text:p text:style-name="P19">The states of the DFA are “canonical collections of items”</text:p>
        </text:list-item>
      </text:list>
      <text:p text:style-name="P7"/>
      <text:p text:style-name="P6">LR(0) parsing</text:p>
      <text:list xml:id="list735535359" text:style-name="L6">
        <text:list-item>
          <text:p text:style-name="P20">Algorithm</text:p>
          <text:list>
            <text:list-item>
              <text:p text:style-name="P21">Assume</text:p>
              <text:list>
                <text:list-item>
                  <text:p text:style-name="P21">Stack contains <text:s/>α</text:p>
                </text:list-item>
                <text:list-item>
                  <text:p text:style-name="P21">Next input is t</text:p>
                </text:list-item>
                <text:list-item>
                  <text:p text:style-name="P21">DFA on input <text:s/>α terminates in a state s</text:p>
                </text:list-item>
              </text:list>
            </text:list-item>
            <text:list-item>
              <text:p text:style-name="P21">If s contains item <draw:frame draw:style-name="fr1" draw:name="Object9" text:anchor-type="as-char" svg:y="-0.1484in" svg:width="0.5425in" svg:height="0.1839in" draw:z-index="8"><draw:object xlink:href="./Object 11" xlink:type="simple" xlink:show="embed" xlink:actuate="onLoad"/><draw:image xlink:href="./ObjectReplacements/Object 11" xlink:type="simple" xlink:show="embed" xlink:actuate="onLoad"/><svg:desc>formula</svg:desc></draw:frame>, reduce by X → B</text:p>
            </text:list-item>
            <text:list-item>
              <text:p text:style-name="P21">If s contains item <draw:frame draw:style-name="fr1" draw:name="Object10" text:anchor-type="as-char" svg:y="-0.1484in" svg:width="0.7075in" svg:height="0.1839in" draw:z-index="9"><draw:object xlink:href="./Object 12" xlink:type="simple" xlink:show="embed" xlink:actuate="onLoad"/><draw:image xlink:href="./ObjectReplacements/Object 12" xlink:type="simple" xlink:show="embed" xlink:actuate="onLoad"/><svg:desc>formula</svg:desc></draw:frame>, shift. This is equivalent to saying <text:s/>shift if s has a transition labelled t</text:p>
            </text:list-item>
            <text:list-item>
              <text:p text:style-name="P21">There is a reduce-reduce conflict if any state has two reduce items, say, <draw:frame draw:style-name="fr1" draw:name="Object11" text:anchor-type="as-char" svg:y="-0.1484in" svg:width="0.5425in" svg:height="0.1839in" draw:z-index="10"><draw:object xlink:href="./Object 13" xlink:type="simple" xlink:show="embed" xlink:actuate="onLoad"/><draw:image xlink:href="./ObjectReplacements/Object 13" xlink:type="simple" xlink:show="embed" xlink:actuate="onLoad"/><svg:desc>formula</svg:desc></draw:frame> and <draw:frame draw:style-name="fr1" draw:name="Object12" text:anchor-type="as-char" svg:y="-0.1484in" svg:width="0.5398in" svg:height="0.1839in" draw:z-index="11"><draw:object xlink:href="./Object 14" xlink:type="simple" xlink:show="embed" xlink:actuate="onLoad"/><draw:image xlink:href="./ObjectReplacements/Object 14" xlink:type="simple" xlink:show="embed" xlink:actuate="onLoad"/><svg:desc>formula</svg:desc></draw:frame></text:p>
            </text:list-item>
            <text:list-item>
              <text:p text:style-name="P21">There is a shift-reduce conflict if any state has a reduce item and a shift item, say <draw:frame draw:style-name="fr1" draw:name="Object13" text:anchor-type="as-char" svg:y="-0.1484in" svg:width="0.5425in" svg:height="0.1839in" draw:z-index="12"><draw:object xlink:href="./Object 9" xlink:type="simple" xlink:show="embed" xlink:actuate="onLoad"/><draw:image xlink:href="./ObjectReplacements/Object 9" xlink:type="simple" xlink:show="embed" xlink:actuate="onLoad"/><svg:desc>formula</svg:desc></draw:frame> and <draw:frame draw:style-name="fr1" draw:name="Object14" text:anchor-type="as-char" svg:y="-0.1484in" svg:width="0.7043in" svg:height="0.1846in" draw:z-index="13"><draw:object xlink:href="./Object 10" xlink:type="simple" xlink:show="embed" xlink:actuate="onLoad"/><draw:image xlink:href="./ObjectReplacements/Object 10" xlink:type="simple" xlink:show="embed" xlink:actuate="onLoad"/><svg:desc>formula</svg:desc></draw:frame></text:p>
            </text:list-item>
          </text:list>
        </text:list-item>
        <text:list-item>
          <text:p text:style-name="P20">The LR(0) parsing uses no heuristics to base its reduce decision. It reduces whenever possible, i.e., whenever a state of the automaton says it is possible to do so.</text:p>
        </text:list-item>
        <text:list-item>
          <text:p text:style-name="P20">This results in a large number of conflicts.</text:p>
        </text:list-item>
      </text:list>
      <text:p text:style-name="P9"/>
      <text:p text:style-name="P4">SLR<text:span text:style-name="T24">(1)</text:span> parsing(Simple LR or Simple LR(1))</text:p>
      <text:list xml:id="list844391499" text:style-name="L7">
        <text:list-item>
          <text:p text:style-name="P22">An improvement over LR(0) parsing in that it has fewer states with conflicts.</text:p>
        </text:list-item>
        <text:list-item>
          <text:p text:style-name="P22">Makes use of a heuristic to achieve this. The heuristic is as follows. A reduction <text:span text:style-name="T24">of the handle to a non-terminal, </text:span><text:span text:style-name="T24"><draw:frame draw:style-name="fr1" draw:name="Object15" text:anchor-type="as-char" svg:y="-0.0846in" svg:width="0.1898in" svg:height="0.0945in" draw:z-index="14"><draw:object xlink:href="./Object 15" xlink:type="simple" xlink:show="embed" xlink:actuate="onLoad"/><draw:image xlink:href="./ObjectReplacements/Object 15" xlink:type="simple" xlink:show="embed" xlink:actuate="onLoad"/></draw:frame></text:span><text:span text:style-name="T24">, </text:span>is done only if the symbol following the handle in the string<text:span text:style-name="T24">(next symbol in the input)</text:span> is legally allowed to follow the <text:span text:style-name="T24"><draw:frame draw:style-name="fr1" draw:name="Object16" text:anchor-type="as-char" svg:y="-0.0846in" svg:width="0.1898in" svg:height="0.0945in" draw:z-index="15"><draw:object xlink:href="./Object 16" xlink:type="simple" xlink:show="embed" xlink:actuate="onLoad"/><draw:image xlink:href="./ObjectReplacements/Object 16" xlink:type="simple" xlink:show="embed" xlink:actuate="onLoad"/></draw:frame></text:span> in the grammar.</text:p>
        </text:list-item>
        <text:list-item>
          <text:p text:style-name="P23">The 1 in the SLR(1) parsing alludes to this lookahead of the next input symbol before reduction.</text:p>
        </text:list-item>
        <text:list-item>
          <text:p text:style-name="P22">Assume</text:p>
          <text:list>
            <text:list-item>
              <text:p text:style-name="P22">Stack contains <text:s/>α</text:p>
            </text:list-item>
            <text:list-item>
              <text:p text:style-name="P22">Next input is t</text:p>
            </text:list-item>
            <text:list-item>
              <text:p text:style-name="P22">DFA on input <text:s/>α terminates in a state s</text:p>
            </text:list-item>
          </text:list>
        </text:list-item>
        <text:list-item>
          <text:p text:style-name="P22">If s contains item <draw:frame draw:style-name="fr1" draw:name="Object8" text:anchor-type="as-char" svg:y="-0.1484in" svg:width="0.5425in" svg:height="0.1839in" draw:z-index="6"><draw:object xlink:href="./Object 7" xlink:type="simple" xlink:show="embed" xlink:actuate="onLoad"/><draw:image xlink:href="./ObjectReplacements/Object 7" xlink:type="simple" xlink:show="embed" xlink:actuate="onLoad"/><svg:desc>formula</svg:desc></draw:frame>, and t Є Follow(X), reduce by X → B</text:p>
        </text:list-item>
        <text:list-item>
          <text:p text:style-name="P22">If s contains item <draw:frame draw:style-name="fr1" draw:name="Object7" text:anchor-type="as-char" svg:y="-0.1484in" svg:width="0.7075in" svg:height="0.1839in" draw:z-index="7"><draw:object xlink:href="./Object 8" xlink:type="simple" xlink:show="embed" xlink:actuate="onLoad"/><draw:image xlink:href="./ObjectReplacements/Object 8" xlink:type="simple" xlink:show="embed" xlink:actuate="onLoad"/><svg:desc>formula</svg:desc></draw:frame>, shift.</text:p>
        </text:list-item>
        <text:list-item>
          <text:p text:style-name="P22">Example of a grammar that is not SLR</text:p>
          <text:list>
            <text:list-header>
              <text:p text:style-name="P22">S → SbS | a</text:p>
              <text:p text:style-name="P22">There is a shift-reduce conflict. Draw yourself the LR automaton to see.</text:p>
            </text:list-header>
          </text:list>
        </text:list-item>
      </text:list>
      <text:p text:style-name="P8"/>
      <text:p text:style-name="P5">Interpreting conflicts in the LR<text:span text:style-name="T24">(0)</text:span> automaton <text:span text:style-name="T24">during SLR(0) parsing</text:span></text:p>
      <text:list xml:id="list1521951413" text:style-name="L8">
        <text:list-item>
          <text:p text:style-name="P42"><text:span text:style-name="T26">To detect conflicts look at the transitions from a state, the reductions in that state, and the follow sets for those reductions. A shift-reduce conflict occurs when the same terminal is in </text:span><text:soft-page-break/><text:span text:style-name="T26">both a transition and a follow set. A reduce-reduce conflict occurs when the same terminal is in more than one follow set.</text:span></text:p>
        </text:list-item>
        <text:list-item>
          <text:p text:style-name="P31">Illustrations</text:p>
        </text:list-item>
      </text:list>
      <text:list xml:id="list1586919213" text:style-name="L9">
        <text:list-item>
          <text:p text:style-name="P24">LR(0) automaton with no LR(0) parsing conflicts</text:p>
          <text:list>
            <text:list-item>
              <text:p text:style-name="P24">Figure 23</text:p>
            </text:list-item>
            <text:list-item>
              <text:p text:style-name="P24">Figure 24</text:p>
            </text:list-item>
          </text:list>
        </text:list-item>
        <text:list-item>
          <text:p text:style-name="P25">LR(0) automaton with no SLR(1) parsing conflicts <text:span text:style-name="T29">but with LR(0) parsing conflicts</text:span></text:p>
          <text:list>
            <text:list-item>
              <text:p text:style-name="P28">Figure 11</text:p>
            </text:list-item>
            <text:list-item>
              <text:p text:style-name="P28"><text:span text:style-name="T27">Figure </text:span><text:span text:style-name="T29">22</text:span></text:p>
            </text:list-item>
          </text:list>
        </text:list-item>
        <text:list-item>
          <text:p text:style-name="P26">LR(0) automaton with SLR(1) parsing conflicts</text:p>
          <text:list>
            <text:list-item>
              <text:p text:style-name="P27"><text:span text:style-name="T25">Figure </text:span>10 –<text:span text:style-name="T28"> shift-reduce conflict</text:span></text:p>
            </text:list-item>
            <text:list-item>
              <text:p text:style-name="P26"><text:span text:style-name="T25">Figure</text:span> 12 –<text:span text:style-name="T28"> shift-reduce and reduce-reduce conflict</text:span></text:p>
            </text:list-item>
            <text:list-item>
              <text:p text:style-name="P29">Figure 25 – reduce-reduce conflicts</text:p>
            </text:list-item>
            <text:list-item>
              <text:p text:style-name="P30">Figure 29 – Shift-reduce conflicts</text:p>
            </text:list-item>
          </text:list>
        </text:list-item>
      </text:list>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5-23T15:29:00</meta:creation-date>
    <dc:date>2013-01-12T12:06:23</dc:date>
    <dc:creator>Kempa </dc:creator>
    <meta:editing-duration>PT8H53M19S</meta:editing-duration>
    <meta:editing-cycles>36</meta:editing-cycles>
    <meta:generator>LibreOffice/3.6$Linux_x86 LibreOffice_project/360m1$Build-2</meta:generator>
    <meta:document-statistic meta:table-count="0" meta:image-count="0" meta:object-count="16" meta:page-count="3" meta:paragraph-count="79" meta:word-count="990" meta:character-count="5204" meta:non-whitespace-character-count="4329"/>
  </office:meta>
</office:document-meta>
</file>

<file path=Object 1/content.xml><?xml version="1.0" encoding="utf-8"?>
<math xmlns="http://www.w3.org/1998/Math/MathML">
  <semantics>
    <mrow>
      <mi>E</mi>
      <mi>→</mi>
      <mi mathvariant="italic">α.Xβ</mi>
    </mrow>
    <annotation encoding="StarMath 5.0">E → α.Xβ</annotation>
  </semantics>
</math>
</file>

<file path=Object 10/content.xml><?xml version="1.0" encoding="utf-8"?>
<math xmlns="http://www.w3.org/1998/Math/MathML">
  <semantics>
    <mrow>
      <mi>X</mi>
      <mi>→</mi>
      <mi mathvariant="italic">ω.tδ</mi>
    </mrow>
    <annotation encoding="StarMath 5.0">X → ω.tδ</annotation>
  </semantics>
</math>
</file>

<file path=Object 11/content.xml><?xml version="1.0" encoding="utf-8"?>
<math xmlns="http://www.w3.org/1998/Math/MathML">
  <semantics>
    <mrow>
      <mi>X</mi>
      <mi>→</mi>
      <mi mathvariant="italic">β.</mi>
    </mrow>
    <annotation encoding="StarMath 5.0">X → β.</annotation>
  </semantics>
</math>
</file>

<file path=Object 12/content.xml><?xml version="1.0" encoding="utf-8"?>
<math xmlns="http://www.w3.org/1998/Math/MathML">
  <semantics>
    <mrow>
      <mi>X</mi>
      <mi>→</mi>
      <mi mathvariant="italic">β.tω</mi>
    </mrow>
    <annotation encoding="StarMath 5.0">X → β.tω</annotation>
  </semantics>
</math>
</file>

<file path=Object 13/content.xml><?xml version="1.0" encoding="utf-8"?>
<math xmlns="http://www.w3.org/1998/Math/MathML">
  <semantics>
    <mrow>
      <mi>X</mi>
      <mi>→</mi>
      <mi mathvariant="italic">β.</mi>
    </mrow>
    <annotation encoding="StarMath 5.0">X → β.</annotation>
  </semantics>
</math>
</file>

<file path=Object 14/content.xml><?xml version="1.0" encoding="utf-8"?>
<math xmlns="http://www.w3.org/1998/Math/MathML">
  <semantics>
    <mrow>
      <mi>X</mi>
      <mi>→</mi>
      <mi mathvariant="italic">α.</mi>
    </mrow>
    <annotation encoding="StarMath 5.0">X →  α.</annotation>
  </semantics>
</math>
</file>

<file path=Object 15/content.xml><?xml version="1.0" encoding="utf-8"?>
<math xmlns="http://www.w3.org/1998/Math/MathML">
  <semantics>
    <mrow>
      <mo stretchy="false">α</mo>
    </mrow>
    <annotation encoding="StarMath 5.0">%alpha</annotation>
  </semantics>
</math>
</file>

<file path=Object 16/content.xml><?xml version="1.0" encoding="utf-8"?>
<math xmlns="http://www.w3.org/1998/Math/MathML">
  <semantics>
    <mrow>
      <mo stretchy="false">α</mo>
    </mrow>
    <annotation encoding="StarMath 5.0">%alpha</annotation>
  </semantics>
</math>
</file>

<file path=Object 2/content.xml><?xml version="1.0" encoding="utf-8"?>
<math xmlns="http://www.w3.org/1998/Math/MathML">
  <semantics>
    <mrow>
      <mi>E</mi>
      <mi>→</mi>
      <mi mathvariant="italic">αX.β</mi>
    </mrow>
    <annotation encoding="StarMath 5.0">E → αX.β</annotation>
  </semantics>
</math>
</file>

<file path=Object 3/content.xml><?xml version="1.0" encoding="utf-8"?>
<math xmlns="http://www.w3.org/1998/Math/MathML">
  <semantics>
    <mrow>
      <mi>E</mi>
      <mi>→</mi>
      <mi mathvariant="italic">α.Xβ</mi>
    </mrow>
    <annotation encoding="StarMath 5.0">E → α.Xβ</annotation>
  </semantics>
</math>
</file>

<file path=Object 4/content.xml><?xml version="1.0" encoding="utf-8"?>
<math xmlns="http://www.w3.org/1998/Math/MathML">
  <semantics>
    <mrow>
      <mi>X</mi>
      <mi>→</mi>
      <mi>.</mi>
      <mi>γ</mi>
    </mrow>
    <annotation encoding="StarMath 5.0">X → .γ</annotation>
  </semantics>
</math>
</file>

<file path=Object 5/content.xml><?xml version="1.0" encoding="utf-8"?>
<math xmlns="http://www.w3.org/1998/Math/MathML">
  <semantics>
    <mrow>
      <mi>E</mi>
      <mi>→</mi>
      <mi mathvariant="italic">α.Xβ</mi>
    </mrow>
    <annotation encoding="StarMath 5.0">E → α.Xβ</annotation>
  </semantics>
</math>
</file>

<file path=Object 6/content.xml><?xml version="1.0" encoding="utf-8"?>
<math xmlns="http://www.w3.org/1998/Math/MathML">
  <semantics>
    <mrow>
      <mi>X</mi>
      <mi>→</mi>
      <mi>.</mi>
      <mi>γ</mi>
    </mrow>
    <annotation encoding="StarMath 5.0">X → .γ</annotation>
  </semantics>
</math>
</file>

<file path=Object 7/content.xml><?xml version="1.0" encoding="utf-8"?>
<math xmlns="http://www.w3.org/1998/Math/MathML">
  <semantics>
    <mrow>
      <mi>X</mi>
      <mi>→</mi>
      <mi mathvariant="italic">β.</mi>
    </mrow>
    <annotation encoding="StarMath 5.0">X → β.</annotation>
  </semantics>
</math>
</file>

<file path=Object 8/content.xml><?xml version="1.0" encoding="utf-8"?>
<math xmlns="http://www.w3.org/1998/Math/MathML">
  <semantics>
    <mrow>
      <mi>X</mi>
      <mi>→</mi>
      <mi mathvariant="italic">β.tω</mi>
    </mrow>
    <annotation encoding="StarMath 5.0">X → β.tω</annotation>
  </semantics>
</math>
</file>

<file path=Object 9/content.xml><?xml version="1.0" encoding="utf-8"?>
<math xmlns="http://www.w3.org/1998/Math/MathML">
  <semantics>
    <mrow>
      <mi>X</mi>
      <mi>→</mi>
      <mi mathvariant="italic">β.</mi>
    </mrow>
    <annotation encoding="StarMath 5.0">X → β.</annotation>
  </semantics>
</math>
</file>